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/>
    </style:style>
    <style:style style:name="ce4" style:family="table-cell" style:parent-style-name="Default" style:data-style-name="N0">
      <style:text-properties fo:color="#000000" style:font-name="Calibri" style:font-name-asian="Calibri" style:font-name-complex="Calibri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  <style:text-properties fo:color="#000000" style:font-name="Calibri" style:font-name-asian="Calibri" style:font-name-complex="Calibri" fo:font-size="10pt" style:font-size-asian="10pt" style:font-size-complex="10pt"/>
    </style:style>
    <style:style style:name="ce7" style:family="table-cell" style:parent-style-name="Default" style:data-style-name="N0"/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C0F1C8"/>
    </style:style>
    <style:style style:name="ce10" style:family="table-cell" style:parent-style-name="Default" style:data-style-name="N0">
      <style:table-cell-properties fo:background-color="#FFFFFF"/>
      <style:text-properties fo:color="#F2F2F2"/>
    </style:style>
    <style:style style:name="ce11" style:family="table-cell" style:parent-style-name="Default" style:data-style-name="N0">
      <style:table-cell-properties fo:background-color="#C0F1C8"/>
      <style:text-properties fo:color="#F2F2F2"/>
    </style:style>
    <style:style style:name="ce12" style:family="table-cell" style:parent-style-name="Default" style:data-style-name="N14">
      <style:table-cell-properties fo:background-color="#FFFFFF"/>
      <style:text-properties fo:color="#F2F2F2"/>
    </style:style>
    <style:style style:name="co1" style:family="table-column">
      <style:table-column-properties fo:break-before="auto" style:column-width="6.77333333333333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8.70479166666667cm" style:use-optimal-column-width="true"/>
    </style:style>
    <style:style style:name="co5" style:family="table-column">
      <style:table-column-properties fo:break-before="auto" style:column-width="10.1864583333333cm" style:use-optimal-column-width="true"/>
    </style:style>
    <style:style style:name="co6" style:family="table-column">
      <style:table-column-properties fo:break-before="auto" style:column-width="4.048125cm" style:use-optimal-column-width="true"/>
    </style:style>
    <style:style style:name="co7" style:family="table-column">
      <style:table-column-properties fo:break-before="auto" style:column-width="1.95791666666667cm" style:use-optimal-column-width="true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0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do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5">
            <text:p>Projeção</text:p>
          </table:table-cell>
          <table:table-cell office:value-type="string" table:style-name="ce2">
            <text:p>Percentual (%)</text:p>
          </table:table-cell>
          <table:table-cell office:value-type="string" table:style-name="ce5">
            <text:p>Descrição</text:p>
          </table:table-cell>
          <table:table-cell table:number-columns-repeated="4" table:style-name="ce3"/>
          <table:table-cell table:number-columns-repeated="16377"/>
        </table:table-row>
        <table:table-row table:style-name="ro2">
          <table:table-cell office:value-type="string" table:style-name="ce6">
            <text:p>Usuários com maior controle emocional após 3 meses.</text:p>
          </table:table-cell>
          <table:table-cell office:value-type="float" office:value="70" table:style-name="ce4">
            <text:p>70</text:p>
          </table:table-cell>
          <table:table-cell office:value-type="string" table:style-name="ce6">
            <text:p>70% dos usuários relatam maior controle emocional.</text:p>
          </table:table-cell>
          <table:table-cell table:number-columns-repeated="4" table:style-name="ce3"/>
          <table:table-cell table:number-columns-repeated="16377"/>
        </table:table-row>
        <table:table-row table:style-name="ro2">
          <table:table-cell office:value-type="string" table:style-name="ce6">
            <text:p>Usuários que reduzem dívidas ou começam a poupar.</text:p>
          </table:table-cell>
          <table:table-cell office:value-type="float" office:value="50" table:style-name="ce4">
            <text:p>50</text:p>
          </table:table-cell>
          <table:table-cell office:value-type="string" table:style-name="ce6">
            <text:p>50% dos usuários conseguem melhorar sua situação financeira.</text:p>
          </table:table-cell>
          <table:table-cell table:number-columns-repeated="4" table:style-name="ce3"/>
          <table:table-cell table:number-columns-repeated="16377"/>
        </table:table-row>
        <table:table-row table:style-name="ro2">
          <table:table-cell office:value-type="string" table:style-name="ce6">
            <text:p>Alcance ampliado com parcerias financeiras e ONGs.</text:p>
          </table:table-cell>
          <table:table-cell office:value-type="float" office:value="90" table:style-name="ce3">
            <text:p>90</text:p>
          </table:table-cell>
          <table:table-cell office:value-type="string" table:style-name="ce6">
            <text:p>Parcerias estratégicas ajudam a escalar o impacto em 90%,</text:p>
          </table:table-cell>
          <table:table-cell table:number-columns-repeated="3" table:style-name="ce1"/>
          <table:table-cell table:style-name="ce3"/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  <table:table table:name="grafico_1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79" table:default-cell-style-name="ce1"/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Projeção</text:p>
          </table:table-cell>
          <table:table-cell office:value-type="string" table:style-name="ce7">
            <text:p>Descrição</text:p>
          </table:table-cell>
          <table:table-cell office:value-type="string" table:style-name="ce1">
            <text:p>Soma de Percentual (%)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cance ampliado com parcerias financeiras e ONGs.</text:p>
          </table:table-cell>
          <table:table-cell office:value-type="string" table:style-name="ce1">
            <text:p>Parcerias estratégicas ajudam a escalar o impacto em 90%,</text:p>
          </table:table-cell>
          <table:table-cell office:value-type="float" office:value="90" table:style-name="ce8">
            <text:p>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cance ampliado com parcerias financeiras e ONGs. Total</text:p>
          </table:table-cell>
          <table:table-cell table:style-name="ce1"/>
          <table:table-cell office:value-type="float" office:value="90" table:style-name="ce8">
            <text:p>9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suários com maior controle emocional após 3 meses.</text:p>
          </table:table-cell>
          <table:table-cell office:value-type="string" table:style-name="ce1">
            <text:p>70% dos usuários relatam maior controle emocional.</text:p>
          </table:table-cell>
          <table:table-cell office:value-type="float" office:value="70" table:style-name="ce8">
            <text:p>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suários com maior controle emocional após 3 meses. Total</text:p>
          </table:table-cell>
          <table:table-cell table:style-name="ce1"/>
          <table:table-cell office:value-type="float" office:value="70" table:style-name="ce8">
            <text:p>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suários que reduzem dívidas ou começam a poupar.</text:p>
          </table:table-cell>
          <table:table-cell office:value-type="string" table:style-name="ce1">
            <text:p>50% dos usuários conseguem melhorar sua situação financeira.</text:p>
          </table:table-cell>
          <table:table-cell office:value-type="float" office:value="50" table:style-name="ce8">
            <text:p>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suários que reduzem dívidas ou começam a poupar. Total</text:p>
          </table:table-cell>
          <table:table-cell table:style-name="ce1"/>
          <table:table-cell office:value-type="float" office:value="50" table:style-name="ce8">
            <text:p>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tal Geral</text:p>
          </table:table-cell>
          <table:table-cell table:style-name="ce1"/>
          <table:table-cell office:value-type="float" office:value="210" table:style-name="ce8">
            <text:p>210</text:p>
          </table:table-cell>
          <table:table-cell table:number-columns-repeated="16380"/>
        </table:table-row>
        <table:table-row table:number-rows-repeated="1048561" table:style-name="ro1">
          <table:table-cell table:number-columns-repeated="16384"/>
        </table:table-row>
      </table:table>
      <table:table table:name="grafico_final" table:style-name="ta1">
        <table:table-column table:style-name="co8" table:default-cell-style-name="ce9"/>
        <table:table-column table:style-name="co3" table:number-columns-repeated="14" table:default-cell-style-name="ce10"/>
        <table:table-column table:style-name="co9" table:number-columns-repeated="16369" table:default-cell-style-name="ce10" table:visibility="collapse"/>
        <table:table-row table:style-name="ro1">
          <table:table-cell table:style-name="ce9">
            <draw:custom-shape svg:x="1.15625in" svg:y="0.1875in" svg:width="7.60417in" svg:height="0.91667in" draw:z-index="1" draw:id="id0" draw:style-name="a2" draw:name="Retângulo Arredondado 3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 table:style-name="ce11">
            <draw:frame draw:z-index="3" draw:id="id2" draw:style-name="a6" draw:name="Imagem 7" svg:x="0.05208in" svg:y="0.14583in" svg:width="1.05208in" svg:height="0.91667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2" table:style-name="ce11"/>
        </table:table-row>
        <table:table-row table:style-name="ro1">
          <table:table-cell table:style-name="ce9"/>
          <table:table-cell table:style-name="ce11">
            <draw:custom-shape svg:x="0.40625in" svg:y="0.13542in" svg:width="0.6875in" svg:height="0.72917in" draw:z-index="2" draw:id="id1" draw:style-name="a5" draw:name="Retângulo 4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2" table:style-name="ce11"/>
        </table:table-row>
        <table:table-row table:style-name="ro1">
          <table:table-cell table:style-name="ce9"/>
          <table:table-cell table:style-name="ce11"/>
          <table:table-cell table:style-name="ce11">
            <draw:frame draw:z-index="4" draw:id="id3" draw:style-name="a9" draw:name="TextBox 9" svg:x="0.44792in" svg:y="0.03125in" svg:width="4.77083in" svg:height="0.36458in">
              <draw:text-box>
                <text:p text:style-name="a8" text:class-names="" text:cond-style-name=""><text:span text:style-name="a7" text:class-names="">Transformação real, números concretos.</text:span></text:p>
              </draw:text-box>
              <svg:title/>
              <svg:desc/>
            </draw:frame>
          </table:table-cell>
          <table:table-cell table:number-columns-repeated="16381" table:style-name="ce11"/>
        </table:table-row>
        <table:table-row table:number-rows-repeated="3" table:style-name="ro1">
          <table:table-cell table:style-name="ce9"/>
          <table:table-cell table:number-columns-repeated="16383" table:style-name="ce11"/>
        </table:table-row>
        <table:table-row table:style-name="ro1">
          <table:table-cell table:style-name="ce9"/>
          <table:table-cell table:number-columns-repeated="2" table:style-name="ce10"/>
          <table:table-cell table:style-name="ce10">
            <draw:frame draw:z-index="6" draw:id="id5" draw:style-name="a13" draw:name="TextBox 1" svg:x="0.27083in" svg:y="0.10417in" svg:width="3.4375in" svg:height="0.48958in">
              <draw:text-box>
                <text:p text:style-name="a12" text:class-names="" text:cond-style-name=""><text:span text:style-name="a11" text:class-names="">Impacto Esperado</text:span></text:p>
              </draw:text-box>
              <svg:title/>
              <svg:desc/>
            </draw:frame>
          </table:table-cell>
          <table:table-cell table:number-columns-repeated="16380" table:style-name="ce1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9"/>
          <table:table-cell table:style-name="ce10">
            <draw:frame draw:z-index="5" draw:id="id4" draw:style-name="a10" draw:name="Gráfico 10" svg:x="0.25in" svg:y="0in" svg:width="7.38542in" svg:height="3.0729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 table:style-name="ce1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9"/>
          <table:table-cell table:number-columns-repeated="13" table:style-name="ce10"/>
          <table:table-cell table:style-name="ce12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Planilha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-pilot-tables>
        <table:data-pilot-table table:name="Tabela dinâmica2" table:target-range-address="grafico_1.B8:grafico_1.D15" table:show-filter-button="false" table:buttons="grafico_1.B8 grafico_1.C8">
          <table:source-cell-range table:cell-range-address="dados.A1:dados.C4"/>
          <table:data-pilot-field table:source-field-name="Projeção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escrição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ercentual (%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1-10T01:46:43Z</meta:creation-date>
    <dc:date>2025-01-17T17:22:1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4ea72e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 chart:data-label-series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ea72e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20c563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82e39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1.25pt" svg:width="531.7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lcance ampliado com parcerias financeiras e ONGs. Parcerias estratégicas ajudam a escalar o impacto em 90%,</text:p>
            </table:table-cell>
            <table:table-cell office:value-type="float" office:value="90"/>
          </table:table-row>
          <table:table-row>
            <table:table-cell office:value-type="string">
              <text:p>Usuários com maior controle emocional após 3 meses. 70% dos usuários relatam maior controle emocional.</text:p>
            </table:table-cell>
            <table:table-cell office:value-type="float" office:value="70"/>
          </table:table-row>
          <table:table-row>
            <table:table-cell office:value-type="string">
              <text:p>Usuários que reduzem dívidas ou começam a poupar. 50% dos usuários conseguem melhorar sua situação financeira.</text:p>
            </table:table-cell>
            <table:table-cell office:value-type="float" office:value="5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